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5.0283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4.52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7889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Default" office:value-type="string" calcext:value-type="string">
            <text:p>Title</text:p>
          </table:table-cell>
          <table:table-cell office:value-type="string" calcext:value-type="string">
            <text:p>PyPilot Controller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Rev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esign</text:p>
          </table:table-cell>
          <table:table-cell office:value-type="string" calcext:value-type="string">
            <text:p>/home/ggreen/cad/kicad/pypilot_controller/pypilot_controller.sch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un 18 Apr 2021 12:09:33 PM PDT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Component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libsource</text:p>
          </table:table-cell>
          <table:table-cell table:style-name="ce2" office:value-type="string" calcext:value-type="string">
            <text:p>lib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heetpath</text:p>
          </table:table-cell>
          <table:table-cell table:style-name="ce2" office:value-type="string" calcext:value-type="string">
            <text:p>names</text:p>
          </table:table-cell>
          <table:table-cell table:style-name="ce2" office:value-type="string" calcext:value-type="string">
            <text:p>tstamps</text:p>
          </table:table-cell>
          <table:table-cell table:style-name="ce2" office:value-type="string" calcext:value-type="string">
            <text:p>tstamp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5199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52B3E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582DE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0758754" calcext:value-type="float">
            <text:p>60758754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MEG3020EH</text:p>
          </table:table-cell>
          <table:table-cell office:value-type="string" calcext:value-type="string">
            <text:p>Diodes_SMD:D_SOD-123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PMEG3020EH</text:p>
          </table:table-cell>
          <table:table-cell office:value-type="string" calcext:value-type="string">
            <text:p>30V, 2A ultra low Vf MEGA Schottky barrier rectifier, SOD-123F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9E0C1</text:p>
          </table:table-cell>
          <table:table-cell office:value-type="string" calcext:value-type="string">
            <text:p>https://assets.nexperia.com/documents/data-sheet/PMEG3020EH_EJ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CustomComponents:atm_fuse_holder-mpd-bk-6013</text:p>
          </table:table-cell>
          <table:table-cell/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Fus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80C89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_Holes:MountingHole_3.2mm_M3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6CA7C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_Holes:MountingHole_3.2mm_M3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6DA94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_Holes:MountingHole_3.2mm_M3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6DD7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_Holes:MountingHole_3.2mm_M3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6E12C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Right Rudder Stop</text:p>
          </table:table-cell>
          <table:table-cell office:value-type="string" calcext:value-type="string">
            <text:p>Connectors_JST:JST_XH_B02B-XH-A_02x2.5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0871480" calcext:value-type="float">
            <text:p>6087148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CustomComponents:FASTON-187-vert-90deg-terminal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5AFF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ustomComponents:FASTON-187-vert-90deg-terminal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5CF55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OUTA</text:p>
          </table:table-cell>
          <table:table-cell office:value-type="string" calcext:value-type="string">
            <text:p>CustomComponents:FASTON-187-vert-90deg-terminal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5D22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OUTB</text:p>
          </table:table-cell>
          <table:table-cell office:value-type="string" calcext:value-type="string">
            <text:p>CustomComponents:FASTON-187-vert-90deg-terminal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5D67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AN-HI</text:p>
          </table:table-cell>
          <table:table-cell office:value-type="string" calcext:value-type="string">
            <text:p>CustomComponents:FASTON-187-vert-90deg-terminal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6AD75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AN-LO</text:p>
          </table:table-cell>
          <table:table-cell office:value-type="string" calcext:value-type="string">
            <text:p>CustomComponents:FASTON-187-vert-90deg-terminal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6B19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Left Rudder Stop</text:p>
          </table:table-cell>
          <table:table-cell office:value-type="string" calcext:value-type="string">
            <text:p>Connectors_JST:JST_XH_B02B-XH-A_02x2.5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87706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ocket_Arduino_Nano:Socket_Strip_Arduino_1x15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15</text:p>
          </table:table-cell>
          <table:table-cell office:value-type="string" calcext:value-type="string">
            <text:p>Generic connector, single row, 01x15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6D73FAC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ocket_Arduino_Nano:Socket_Strip_Arduino_1x15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15</text:p>
          </table:table-cell>
          <table:table-cell office:value-type="string" calcext:value-type="string">
            <text:p>Generic connector, single row, 01x15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6D740C7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Socket_Arduino_Nano:1pin_Nano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6D73AD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Socket_Arduino_Nano:1pin_Nano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6D73D8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Socket_Arduino_Nano:1pin_Nano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6D73DAE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Socket_Arduino_Nano:1pin_Nano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6D73DD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8D33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8E2D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Housings_SOIC:SOIC-18W_7.5x11.6mm_Pitch1.27mm</text:p>
          </table:table-cell>
          <table:table-cell/>
          <table:table-cell office:value-type="string" calcext:value-type="string">
            <text:p>Interface_CAN_LIN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Stand-Alone CAN Controller with SPI Interface, SOIC-1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2B15F</text:p>
          </table:table-cell>
          <table:table-cell office:value-type="string" calcext:value-type="string">
            <text:p>http://ww1.microchip.com/downloads/en/DeviceDoc/21801e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Interface_CAN_LIN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High-Speed CAN Transceiver, 1Mbps, 5V supply, SOIC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2BB9E</text:p>
          </table:table-cell>
          <table:table-cell office:value-type="string" calcext:value-type="string">
            <text:p>http://ww1.microchip.com/downloads/en/devicedoc/21667d.pdf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VNH5019Carrier</text:p>
          </table:table-cell>
          <table:table-cell office:value-type="string" calcext:value-type="string">
            <text:p>CustomComponents:VNH5019_Motor_Driver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VNH5019Carrier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4D43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s:Crystal_SMD_TXC_7M-4pin_3.2x2.5mm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Two pin crysta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0730883" calcext:value-type="float">
            <text:p>6073088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 table:number-rows-repeated="12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3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9"/>
          <table:table-cell table:style-name="ce4"/>
          <table:table-cell table:number-columns-repeated="101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2">
          <table:table-cell table:style-name="Default"/>
          <table:table-cell table:style-name="ce3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9"/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9"/>
          <table:table-cell table:style-name="ce4"/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8:Sheet1.AMJ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2:51:20.487225480</meta:creation-date>
    <dc:date>2021-04-18T13:17:46.499253581</dc:date>
    <meta:editing-duration>PT26M23S</meta:editing-duration>
    <meta:editing-cycles>8</meta:editing-cycles>
    <meta:generator>LibreOffice/6.4.6.2$Linux_X86_64 LibreOffice_project/40$Build-2</meta:generator>
    <meta:document-statistic meta:table-count="1" meta:cell-count="324" meta:object-count="0"/>
  </office:meta>
</office:document-meta>
</file>